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svg:font-family="'Droid Sans'"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Droid Sans1" svg:font-family="'Droid Sans'" style:font-family-generic="swiss" style:font-pitch="variable"/>
    <style:font-face style:name="Droid Sans2" svg:font-family="'Droid Sans'" style:font-family-generic="system" style:font-pitch="variable"/>
    <style:font-face style:name="Liberation Sans" svg:font-family="'Liberation Sans'" style:font-family-generic="roman" style:font-pitch="variable"/>
  </office:font-face-decls>
  <office:automatic-styles>
    <style:style style:name="Table1" style:family="table">
      <style:table-properties style:width="15.921cm" table:align="margins" style:writing-mode="lr-tb"/>
    </style:style>
    <style:style style:name="Table1.A" style:family="table-column">
      <style:table-column-properties style:column-width="3.916cm" style:rel-column-width="16118*"/>
    </style:style>
    <style:style style:name="Table1.B" style:family="table-column">
      <style:table-column-properties style:column-width="12.005cm" style:rel-column-width="49417*"/>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B1" style:family="table-cell">
      <style:table-cell-properties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B2" style:family="table-cell">
      <style:table-cell-properties fo:padding="0.097cm" fo:border-left="0.5pt solid #000000" fo:border-right="0.5pt solid #000000" fo:border-top="none" fo:border-bottom="0.5pt solid #000000" style:writing-mode="page"/>
    </style:style>
    <style:style style:name="Table1.B3" style:family="table-cell">
      <style:table-cell-properties fo:padding="0.097cm" fo:border-left="0.5pt solid #000000" fo:border-right="0.5pt solid #000000" fo:border-top="none" fo:border-bottom="0.5pt solid #000000" style:writing-mode="page"/>
    </style:style>
    <style:style style:name="Table1.B4" style:family="table-cell">
      <style:table-cell-properties fo:padding="0.097cm" fo:border-left="0.5pt solid #000000" fo:border-right="0.5pt solid #000000" fo:border-top="none" fo:border-bottom="0.5pt solid #000000" style:writing-mode="page"/>
    </style:style>
    <style:style style:name="Table1.B5" style:family="table-cell">
      <style:table-cell-properties fo:padding="0.097cm" fo:border-left="0.5pt solid #000000" fo:border-right="0.5pt solid #000000" fo:border-top="none" fo:border-bottom="0.5pt solid #000000" style:writing-mode="page"/>
    </style:style>
    <style:style style:name="Table1.B6" style:family="table-cell">
      <style:table-cell-properties fo:padding="0.097cm" fo:border-left="0.5pt solid #000000" fo:border-right="0.5pt solid #000000" fo:border-top="none" fo:border-bottom="0.5pt solid #000000" style:writing-mode="page"/>
    </style:style>
    <style:style style:name="Table1.B7" style:family="table-cell">
      <style:table-cell-properties fo:padding="0.097cm" fo:border-left="0.5pt solid #000000" fo:border-right="0.5pt solid #000000" fo:border-top="none" fo:border-bottom="0.5pt solid #000000" style:writing-mode="page"/>
    </style:style>
    <style:style style:name="Table1.B8" style:family="table-cell">
      <style:table-cell-properties fo:padding="0.097cm" fo:border-left="0.5pt solid #000000" fo:border-right="0.5pt solid #000000" fo:border-top="none" fo:border-bottom="0.5pt solid #000000" style:writing-mode="page"/>
    </style:style>
    <style:style style:name="Table1.B9" style:family="table-cell">
      <style:table-cell-properties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style>
    <style:style style:name="P2" style:family="paragraph" style:parent-style-name="Standard_20__28_user_29_">
      <style:text-properties style:font-name="Droid Sans" officeooo:rsid="0032a853" officeooo:paragraph-rsid="0032a853" style:font-name-asian="Droid Sans2" style:font-name-complex="Droid Sans2"/>
    </style:style>
    <style:style style:name="P3" style:family="paragraph" style:parent-style-name="Table_20_Contents">
      <style:text-properties style:font-name="Droid Sans" officeooo:rsid="00b0c9a5" officeooo:paragraph-rsid="00b0c9a5" style:font-name-asian="Droid Sans2" style:font-name-complex="Droid Sans2"/>
    </style:style>
    <style:style style:name="P4" style:family="paragraph" style:parent-style-name="Table_20_Contents">
      <style:paragraph-properties fo:text-align="center" style:justify-single-word="false"/>
      <style:text-properties style:font-name="Droid Sans" officeooo:rsid="00b0c9a5" officeooo:paragraph-rsid="00b0c9a5" style:font-name-asian="Droid Sans2" style:font-name-complex="Droid Sans2"/>
    </style:style>
    <style:style style:name="P5" style:family="paragraph" style:parent-style-name="Table_20_Contents">
      <style:text-properties style:font-name="Droid Sans" officeooo:rsid="00b29a89" officeooo:paragraph-rsid="00b29a89" style:font-name-asian="Droid Sans2" style:font-name-complex="Droid Sans2"/>
    </style:style>
    <style:style style:name="P6" style:family="paragraph" style:parent-style-name="Table_20_Contents">
      <style:paragraph-properties fo:text-align="center" style:justify-single-word="false"/>
      <style:text-properties style:font-name="Droid Sans" officeooo:rsid="00b29a89" officeooo:paragraph-rsid="00b29a89" style:font-name-asian="Droid Sans2" style:font-name-complex="Droid Sans2"/>
    </style:style>
    <style:style style:name="P7" style:family="paragraph" style:parent-style-name="Standard_20__28_user_29_">
      <style:text-properties officeooo:rsid="0037e54d" officeooo:paragraph-rsid="0037e54d"/>
    </style:style>
    <style:style style:name="P8" style:family="paragraph" style:parent-style-name="Standard_20__28_user_29_">
      <style:text-properties officeooo:rsid="003ab86f" officeooo:paragraph-rsid="003ab86f"/>
    </style:style>
    <style:style style:name="P9" style:family="paragraph" style:parent-style-name="Subtitle">
      <style:paragraph-properties fo:margin-left="5.08cm" fo:margin-right="0cm" fo:text-align="start" style:justify-single-word="false" fo:text-indent="0cm" style:auto-text-indent="false"/>
    </style:style>
    <style:style style:name="P10" style:family="paragraph" style:parent-style-name="Subtitle">
      <style:paragraph-properties fo:margin-left="5.08cm" fo:margin-right="0cm" fo:text-align="start" style:justify-single-word="false" fo:text-indent="0cm" style:auto-text-indent="false"/>
      <style:text-properties officeooo:paragraph-rsid="006cc250"/>
    </style:style>
    <style:style style:name="P11" style:family="paragraph" style:parent-style-name="Subtitle">
      <style:paragraph-properties fo:margin-left="3.81cm" fo:margin-right="0cm" fo:text-align="start" style:justify-single-word="false" fo:text-indent="0cm" style:auto-text-indent="false"/>
    </style:style>
    <style:style style:name="P12" style:family="paragraph" style:parent-style-name="Subtitle">
      <style:paragraph-properties fo:margin-left="5.08cm" fo:margin-right="0cm" fo:text-align="start" style:justify-single-word="false" fo:text-indent="0cm" style:auto-text-indent="false"/>
      <style:text-properties officeooo:paragraph-rsid="0098d782"/>
    </style:style>
    <style:style style:name="P13" style:family="paragraph" style:parent-style-name="Subtitle">
      <style:paragraph-properties fo:margin-left="6.35cm" fo:margin-right="0cm" fo:text-align="start" style:justify-single-word="false" fo:text-indent="0cm" style:auto-text-indent="false"/>
      <style:text-properties officeooo:paragraph-rsid="0098d782"/>
    </style:style>
    <style:style style:name="P14" style:family="paragraph" style:parent-style-name="Subtitle">
      <style:text-properties officeooo:paragraph-rsid="005955e7"/>
    </style:style>
    <style:style style:name="P15" style:family="paragraph" style:parent-style-name="Standard">
      <style:text-properties officeooo:paragraph-rsid="005955e7"/>
    </style:style>
    <style:style style:name="P16" style:family="paragraph" style:parent-style-name="Standard_20__28_user_29_">
      <style:paragraph-properties fo:text-align="center" style:justify-single-word="false"/>
      <style:text-properties officeooo:rsid="0070cadb" officeooo:paragraph-rsid="0070cadb"/>
    </style:style>
    <style:style style:name="P17" style:family="paragraph" style:parent-style-name="Title">
      <style:text-properties officeooo:rsid="0070cadb" officeooo:paragraph-rsid="0070cadb"/>
    </style:style>
    <style:style style:name="P18" style:family="paragraph" style:parent-style-name="Standard_20__28_user_29_">
      <style:text-properties officeooo:paragraph-rsid="0070cadb"/>
    </style:style>
    <style:style style:name="P19" style:family="paragraph" style:parent-style-name="Subtitle">
      <style:text-properties officeooo:paragraph-rsid="0070cadb"/>
    </style:style>
    <style:style style:name="P20" style:family="paragraph" style:parent-style-name="Title">
      <style:text-properties officeooo:paragraph-rsid="0070cadb"/>
    </style:style>
    <style:style style:name="P21" style:family="paragraph" style:parent-style-name="Standard_20__28_user_29_">
      <style:text-properties officeooo:rsid="00769440" officeooo:paragraph-rsid="00769440"/>
    </style:style>
    <style:style style:name="P22" style:family="paragraph" style:parent-style-name="Title">
      <style:text-properties officeooo:rsid="00769440" officeooo:paragraph-rsid="00769440"/>
    </style:style>
    <style:style style:name="P23" style:family="paragraph" style:parent-style-name="Standard_20__28_user_29_">
      <style:text-properties officeooo:paragraph-rsid="00769440"/>
    </style:style>
    <style:style style:name="P24" style:family="paragraph" style:parent-style-name="Standard_20__28_user_29_">
      <style:text-properties officeooo:paragraph-rsid="0089e163"/>
    </style:style>
    <style:style style:name="P25" style:family="paragraph" style:parent-style-name="Subtitle">
      <style:text-properties officeooo:paragraph-rsid="0089e163"/>
    </style:style>
    <style:style style:name="P26" style:family="paragraph" style:parent-style-name="Title">
      <style:text-properties officeooo:paragraph-rsid="0089e163"/>
    </style:style>
    <style:style style:name="P27" style:family="paragraph" style:parent-style-name="Standard_20__28_user_29_">
      <style:text-properties officeooo:paragraph-rsid="008e8f2f"/>
    </style:style>
    <style:style style:name="P28" style:family="paragraph" style:parent-style-name="Subtitle">
      <style:text-properties officeooo:paragraph-rsid="008e8f2f"/>
    </style:style>
    <style:style style:name="P29" style:family="paragraph" style:parent-style-name="Standard_20__28_user_29_">
      <style:text-properties officeooo:paragraph-rsid="0098d782"/>
    </style:style>
    <style:style style:name="P30" style:family="paragraph" style:parent-style-name="Title">
      <style:text-properties officeooo:paragraph-rsid="0098d782"/>
    </style:style>
    <style:style style:name="P31" style:family="paragraph" style:parent-style-name="Standard_20__28_user_29_">
      <style:text-properties officeooo:rsid="0098d782" officeooo:paragraph-rsid="0098d782"/>
    </style:style>
    <style:style style:name="P32" style:family="paragraph" style:parent-style-name="Standard_20__28_user_29_">
      <style:text-properties officeooo:rsid="009a9fd7" officeooo:paragraph-rsid="009a9fd7"/>
    </style:style>
    <style:style style:name="P33" style:family="paragraph" style:parent-style-name="Standard_20__28_user_29_">
      <style:paragraph-properties fo:text-align="start" style:justify-single-word="false"/>
      <style:text-properties officeooo:rsid="009cb8e6" officeooo:paragraph-rsid="009cb8e6"/>
    </style:style>
    <style:style style:name="P34" style:family="paragraph" style:parent-style-name="Subtitle">
      <style:text-properties officeooo:rsid="0073fa7b" officeooo:paragraph-rsid="0073fa7b"/>
    </style:style>
    <style:style style:name="P35" style:family="paragraph" style:parent-style-name="Title">
      <style:text-properties officeooo:rsid="0089e163" officeooo:paragraph-rsid="0089e163"/>
    </style:style>
    <style:style style:name="P36" style:family="paragraph" style:parent-style-name="Title">
      <style:text-properties officeooo:rsid="008e8f2f" officeooo:paragraph-rsid="008e8f2f"/>
    </style:style>
    <style:style style:name="P37" style:family="paragraph" style:parent-style-name="Heading">
      <style:paragraph-properties fo:break-before="page"/>
      <style:text-properties style:text-underline-style="solid" style:text-underline-width="auto" style:text-underline-color="font-color"/>
    </style:style>
    <style:style style:name="P38" style:family="paragraph" style:parent-style-name="Standard_20__28_user_29_">
      <style:text-properties officeooo:rsid="009ed069" officeooo:paragraph-rsid="009ed069"/>
    </style:style>
    <style:style style:name="P39" style:family="paragraph" style:parent-style-name="Standard_20__28_user_29_">
      <style:text-properties officeooo:rsid="009f3947" officeooo:paragraph-rsid="009f3947"/>
    </style:style>
    <style:style style:name="P40" style:family="paragraph" style:parent-style-name="Standard_20__28_user_29_">
      <style:text-properties officeooo:rsid="009f5469" officeooo:paragraph-rsid="009f5469"/>
    </style:style>
    <style:style style:name="P41" style:family="paragraph" style:parent-style-name="Title">
      <style:text-properties officeooo:rsid="009f5469" officeooo:paragraph-rsid="009f5469"/>
    </style:style>
    <style:style style:name="P42" style:family="paragraph" style:parent-style-name="Standard_20__28_user_29_">
      <style:text-properties officeooo:rsid="009f5469" officeooo:paragraph-rsid="009f807b"/>
    </style:style>
    <style:style style:name="P43" style:family="paragraph" style:parent-style-name="Standard_20__28_user_29_">
      <style:text-properties officeooo:rsid="009f5469" officeooo:paragraph-rsid="00a3f1d0"/>
    </style:style>
    <style:style style:name="P44" style:family="paragraph" style:parent-style-name="Standard_20__28_user_29_">
      <style:text-properties officeooo:rsid="009f5469" officeooo:paragraph-rsid="00a76d68"/>
    </style:style>
    <style:style style:name="P45" style:family="paragraph" style:parent-style-name="Standard_20__28_user_29_">
      <style:text-properties officeooo:rsid="00a76d68" officeooo:paragraph-rsid="00a76d68"/>
    </style:style>
    <style:style style:name="P46" style:family="paragraph" style:parent-style-name="Title">
      <style:text-properties officeooo:rsid="00a76d68" officeooo:paragraph-rsid="00a76d68"/>
    </style:style>
    <style:style style:name="P47" style:family="paragraph" style:parent-style-name="Standard_20__28_user_29_">
      <style:text-properties officeooo:rsid="00af7227" officeooo:paragraph-rsid="00af7227"/>
    </style:style>
    <style:style style:name="P48" style:family="paragraph" style:parent-style-name="Subtitle">
      <style:text-properties officeooo:paragraph-rsid="009f5469"/>
    </style:style>
    <style:style style:name="P49" style:family="paragraph" style:parent-style-name="Subtitle">
      <style:text-properties officeooo:paragraph-rsid="009f807b"/>
    </style:style>
    <style:style style:name="P50" style:family="paragraph" style:parent-style-name="Subtitle">
      <style:text-properties officeooo:rsid="00a3f1d0" officeooo:paragraph-rsid="00a3f1d0"/>
    </style:style>
    <style:style style:name="P51" style:family="paragraph" style:parent-style-name="Title">
      <style:text-properties officeooo:rsid="00a3f1d0" officeooo:paragraph-rsid="00a3f1d0"/>
    </style:style>
    <style:style style:name="P52" style:family="paragraph" style:parent-style-name="Subtitle">
      <style:text-properties officeooo:rsid="00a3f1d0" officeooo:paragraph-rsid="00a76d68"/>
    </style:style>
    <style:style style:name="P53" style:family="paragraph" style:parent-style-name="Text_20_body_20__28_user_29_">
      <style:text-properties style:text-underline-style="none" officeooo:rsid="00af7227" officeooo:paragraph-rsid="00af7227"/>
    </style:style>
    <style:style style:name="P54" style:family="paragraph" style:parent-style-name="Text_20_body_20__28_user_29_">
      <style:text-properties style:text-underline-style="none" officeooo:rsid="00b5a637" officeooo:paragraph-rsid="00b5a637"/>
    </style:style>
    <style:style style:name="P55" style:family="paragraph" style:parent-style-name="Title">
      <style:text-properties officeooo:rsid="009f807b" officeooo:paragraph-rsid="009f807b"/>
    </style:style>
    <style:style style:name="P56" style:family="paragraph" style:parent-style-name="Title">
      <style:text-properties officeooo:rsid="00ae1d0c" officeooo:paragraph-rsid="00ae1d0c"/>
    </style:style>
    <style:style style:name="P57" style:family="paragraph" style:parent-style-name="Heading_20_1" style:master-page-name="Standard">
      <style:paragraph-properties fo:text-align="center" style:justify-single-word="false" style:page-number="auto"/>
    </style:style>
    <style:style style:name="P58" style:family="paragraph" style:parent-style-name="Standard_20__28_user_29_">
      <style:text-properties officeooo:rsid="00467de1" officeooo:paragraph-rsid="003ab86f"/>
    </style:style>
    <style:style style:name="P59" style:family="paragraph" style:parent-style-name="Standard_20__28_user_29_">
      <style:text-properties officeooo:rsid="00b92db5" officeooo:paragraph-rsid="00b92db5"/>
    </style:style>
    <style:style style:name="T1" style:family="text">
      <style:text-properties fo:color="#4472c4" loext:opacity="100%"/>
    </style:style>
    <style:style style:name="T2" style:family="text">
      <style:text-properties fo:font-size="28pt" style:font-size-asian="28pt" style:font-size-complex="28pt"/>
    </style:style>
    <style:style style:name="T3" style:family="text">
      <style:text-properties fo:font-style="italic" style:font-style-asian="italic" style:font-style-complex="italic"/>
    </style:style>
    <style:style style:name="T4" style:family="text">
      <style:text-properties style:text-position="super 58%"/>
    </style:style>
    <style:style style:name="T5" style:family="text">
      <style:text-properties style:font-name="Droid Sans1" fo:font-size="28pt" style:font-size-asian="28pt" style:font-size-complex="28pt"/>
    </style:style>
    <style:style style:name="T6" style:family="text">
      <style:text-properties officeooo:rsid="001702c8"/>
    </style:style>
    <style:style style:name="T7" style:family="text">
      <style:text-properties officeooo:rsid="001a3140"/>
    </style:style>
    <style:style style:name="T8" style:family="text">
      <style:text-properties fo:font-style="normal" style:font-style-asian="normal" style:font-style-complex="normal"/>
    </style:style>
    <style:style style:name="T9" style:family="text">
      <style:text-properties style:font-name="Droid Sans" officeooo:rsid="005a5230" style:font-name-asian="Droid Sans2" style:font-name-complex="Droid Sans2"/>
    </style:style>
    <style:style style:name="T10" style:family="text">
      <style:text-properties style:font-name="Droid Sans" officeooo:rsid="0085428e" style:font-name-asian="Droid Sans2" style:font-name-complex="Droid Sans2"/>
    </style:style>
    <style:style style:name="T11" style:family="text">
      <style:text-properties officeooo:rsid="00398d52"/>
    </style:style>
    <style:style style:name="T12" style:family="text">
      <style:text-properties officeooo:rsid="003ab86f"/>
    </style:style>
    <style:style style:name="T13" style:family="text">
      <style:text-properties officeooo:rsid="003c449a"/>
    </style:style>
    <style:style style:name="T14" style:family="text">
      <style:text-properties officeooo:rsid="004a5d67"/>
    </style:style>
    <style:style style:name="T15" style:family="text">
      <style:text-properties officeooo:rsid="0068c9b6"/>
    </style:style>
    <style:style style:name="T16" style:family="text">
      <style:text-properties officeooo:rsid="006a5860"/>
    </style:style>
    <style:style style:name="T17" style:family="text">
      <style:text-properties officeooo:rsid="0070cadb"/>
    </style:style>
    <style:style style:name="T18" style:family="text">
      <style:text-properties officeooo:rsid="0071592a"/>
    </style:style>
    <style:style style:name="T19" style:family="text">
      <style:text-properties officeooo:rsid="0071f3a7"/>
    </style:style>
    <style:style style:name="T20" style:family="text">
      <style:text-properties officeooo:rsid="0072ae37"/>
    </style:style>
    <style:style style:name="T21" style:family="text">
      <style:text-properties officeooo:rsid="0073fa7b"/>
    </style:style>
    <style:style style:name="T22" style:family="text">
      <style:text-properties officeooo:rsid="00750e0a"/>
    </style:style>
    <style:style style:name="T23" style:family="text">
      <style:text-properties officeooo:rsid="00753d20"/>
    </style:style>
    <style:style style:name="T24" style:family="text">
      <style:text-properties officeooo:rsid="00769440"/>
    </style:style>
    <style:style style:name="T25" style:family="text">
      <style:text-properties officeooo:rsid="0078235d"/>
    </style:style>
    <style:style style:name="T26" style:family="text">
      <style:text-properties officeooo:rsid="0079b15f"/>
    </style:style>
    <style:style style:name="T27" style:family="text">
      <style:text-properties officeooo:rsid="0079ef3e"/>
    </style:style>
    <style:style style:name="T28" style:family="text">
      <style:text-properties officeooo:rsid="007cd800"/>
    </style:style>
    <style:style style:name="T29" style:family="text">
      <style:text-properties officeooo:rsid="0080a87b"/>
    </style:style>
    <style:style style:name="T30" style:family="text">
      <style:text-properties officeooo:rsid="008181c6"/>
    </style:style>
    <style:style style:name="T31" style:family="text">
      <style:text-properties officeooo:rsid="00832aac"/>
    </style:style>
    <style:style style:name="T32" style:family="text">
      <style:text-properties officeooo:rsid="0085428e"/>
    </style:style>
    <style:style style:name="T33" style:family="text">
      <style:text-properties officeooo:rsid="0089e163"/>
    </style:style>
    <style:style style:name="T34" style:family="text">
      <style:text-properties officeooo:rsid="008cf49f"/>
    </style:style>
    <style:style style:name="T35" style:family="text">
      <style:text-properties officeooo:rsid="008e8f2f"/>
    </style:style>
    <style:style style:name="T36" style:family="text">
      <style:text-properties officeooo:rsid="00924670"/>
    </style:style>
    <style:style style:name="T37" style:family="text">
      <style:text-properties officeooo:rsid="00969397"/>
    </style:style>
    <style:style style:name="T38" style:family="text">
      <style:text-properties officeooo:rsid="009866df"/>
    </style:style>
    <style:style style:name="T39" style:family="text">
      <style:text-properties officeooo:rsid="0099919f"/>
    </style:style>
    <style:style style:name="T40" style:family="text">
      <style:text-properties officeooo:rsid="009a9fd7"/>
    </style:style>
    <style:style style:name="T41" style:family="text">
      <style:text-properties officeooo:rsid="009de1e5"/>
    </style:style>
    <style:style style:name="T42" style:family="text">
      <style:text-properties officeooo:rsid="009de2a0"/>
    </style:style>
    <style:style style:name="T43" style:family="text">
      <style:text-properties officeooo:rsid="009f5469"/>
    </style:style>
    <style:style style:name="T44" style:family="text">
      <style:text-properties officeooo:rsid="009f807b"/>
    </style:style>
    <style:style style:name="T45" style:family="text">
      <style:text-properties officeooo:rsid="00a3f1d0"/>
    </style:style>
    <style:style style:name="T46" style:family="text">
      <style:text-properties officeooo:rsid="00a76d68"/>
    </style:style>
    <style:style style:name="T47" style:family="text">
      <style:text-properties officeooo:rsid="00ab6ba8"/>
    </style:style>
    <style:style style:name="T48" style:family="text">
      <style:text-properties officeooo:rsid="00af7227"/>
    </style:style>
    <style:style style:name="T49" style:family="text">
      <style:text-properties officeooo:rsid="00b3f38d"/>
    </style:style>
    <style:style style:name="T50" style:family="text">
      <style:text-properties officeooo:rsid="00b5a63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7" text:outline-level="1"><text:span text:style-name="T2">BASIC </text:span><text:span text:style-name="T5">Reference</text:span></text:h>
      <text:p text:style-name="P16">At <text:s/>present this reference is in significant flux.</text:p>
      <text:p text:style-name="Title"># and $</text:p>
      <text:p text:style-name="P33"># and $ are used to type variables. # is a floating point value, $ is a string. The default type is integer. Variables are not stored internally by name but by reference. This means they are quick to access <text:span text:style-name="T8">but means they are always in existence from the start of a program if used in it.</text:span></text:p>
      <text:p text:style-name="P33"><text:span text:style-name="T8">So</text:span> variables and arrays are as follows:</text:p>
      <text:p text:style-name="Subtitle">an_integer a_float# a_string$</text:p>
      <text:p text:style-name="Title">!</text:p>
      <text:p text:style-name="Standard_20__28_user_29_">! is an indirection operator that does a similar job to <text:span text:style-name="T17">D</text:span>EEK and <text:span text:style-name="T17">D</text:span>OKE, e.g. accesses memory. It can be used either in unary fashion (!47 reads the word at location 47) or binary (a!4 reads the word at the value in address a+4). It can also appear on the left-hand side of an assignment statement. <text:span text:style-name="T17">It reads or writes a 16 bit address in the memory map.</text:span></text:p>
      <text:p text:style-name="Subtitle">!a = 42 <text:s/>print !a <text:s text:c="2"/>print a!b <text:s text:c="2"/>a!b=12</text:p>
      <text:p text:style-name="P20">?</text:p>
      <text:p text:style-name="P18">! is an indirection operator that does a similar job to PEEK and POKE, e.g. accesses memory. <text:span text:style-name="T17">It is the same as ? except it operates on a byte level.</text:span></text:p>
      <text:p text:style-name="P19">?a = 42 <text:s/>print ?a <text:s text:c="2"/>print a?b <text:s text:c="2"/>a?b=12</text:p>
      <text:p text:style-name="P17">$</text:p>
      <text:p text:style-name="Standard_20__28_user_29_">Hexadecimal constant prefix. <text:span text:style-name="T18">$</text:span>2A is the same as the decimal constant 42.</text:p>
      <text:p text:style-name="Subtitle"><text:span text:style-name="T18">$</text:span>2A <text:s/><text:span text:style-name="T18">$</text:span>FFFE</text:p>
      <text:p text:style-name="Title">' <text:tab/>rem</text:p>
      <text:p text:style-name="Standard_20__28_user_29_">Comment. ‘ and rem are synonyms. <text:s/>The rest of the line is ignored. The only difference between the two is when listing, ‘ comments show up in reverse to highlight them. The remainder of the line is still tokenised, so it is advised to use alphanumeric, commas, full stops only. Some comments (e.g. rem &amp;&amp; hello) will not tokenise. <text:span text:style-name="T36">Note the use of quotes for syntactic consistency.</text:span></text:p>
      <text:p text:style-name="Subtitle">‘ “My Program” <text:s text:c="4"/>Rem <text:s text:c="3"/>rem “Hello world”</text:p>
      <text:p text:style-name="Title">*</text:p>
      <text:p text:style-name="Standard_20__28_user_29_">Binary multiply</text:p>
      <text:p text:style-name="Subtitle"><text:soft-page-break/>4*2</text:p>
      <text:p text:style-name="Title">+</text:p>
      <text:p text:style-name="Standard_20__28_user_29_"><text:span text:style-name="T19">Ad</text:span>d or string concatenation.</text:p>
      <text:p text:style-name="Subtitle">4+2<text:tab/> “Hello “+”World !”</text:p>
      <text:p text:style-name="Title">-</text:p>
      <text:p text:style-name="Standard_20__28_user_29_"><text:span text:style-name="T20">Su</text:span>btract</text:p>
      <text:p text:style-name="P14">44 – 2</text:p>
      <text:p text:style-name="Title">.</text:p>
      <text:p text:style-name="Standard_20__28_user_29_">Sets the following label to the current assembler address</text:p>
      <text:p text:style-name="Subtitle">.myLabel</text:p>
      <text:p text:style-name="Title">/ <text:span text:style-name="T21">and \</text:span></text:p>
      <text:p text:style-name="Standard_20__28_user_29_">Signed division. An error occurs if the divisor is zero. <text:span text:style-name="T21">Backslash is integer division, forwar slash returns a floating point value.</text:span></text:p>
      <text:p text:style-name="P34">22/7</text:p>
      <text:p text:style-name="Title">&lt;<text:tab/>&lt;=<text:tab/>&lt;&gt;<text:tab/>=<text:tab/>&gt;<text:tab/>&gt;=</text:p>
      <text:p text:style-name="Standard_20__28_user_29_">Comparison binary operators, which return 0 for false and -1 for true. They can be used to either compare two <text:span text:style-name="T22">number</text:span>s or two strings.</text:p>
      <text:p text:style-name="Subtitle">A&lt;42<text:tab/><text:tab/>c$&gt;=”Hello”</text:p>
      <text:p text:style-name="Title">@</text:p>
      <text:p text:style-name="P15">Returns the address of a l-expr, <text:span text:style-name="T14">normally this is a variable of some sort, but it can be an array element or even an indirection. (print @!42 prints 42, the address of expression !42, not that it’s useful at all ….)</text:span></text:p>
      <text:p text:style-name="P14">print @fred, @a(4)</text:p>
      <text:p text:style-name="P35">&amp;</text:p>
      <text:p text:style-name="P24">Binary and operator. This is a binary operator not a logical, e.g. it is the binary and <text:span text:style-name="T3">not</text:span> a logical and so it can return values other than true and false</text:p>
      <text:p text:style-name="P25"><text:span text:style-name="T16">c</text:span>ount &amp; 7</text:p>
      <text:p text:style-name="P36">^</text:p>
      <text:p text:style-name="P27">Binary exclusive or operator. This is a binary operator not a logical, e.g. it is the binary and <text:span text:style-name="T3">not</text:span> a logical and so it can return values other than true and false</text:p>
      <text:p text:style-name="P28"><text:soft-page-break/>A <text:span text:style-name="T35">^ $</text:span>0E</text:p>
      <text:p text:style-name="P27"/>
      <text:p text:style-name="P35">|</text:p>
      <text:p text:style-name="P24">Binary or operator. This is a binary operator not a logical, e.g. it is the binary and <text:span text:style-name="T3">not</text:span> a logical and so it can return values other than true and false</text:p>
      <text:p text:style-name="P25"><text:span text:style-name="T16">r</text:span>ead.value <text:span text:style-name="T33">|</text:span> 4</text:p>
      <text:p text:style-name="Title">&lt;&lt; <text:s text:c="2"/>&gt;&gt;</text:p>
      <text:p text:style-name="P31">Binary operators which shift an integer left or right a certain number of times logically. <text:span text:style-name="T41">Much quicker than multiplication.</text:span></text:p>
      <text:p text:style-name="Subtitle">A &lt;&lt; 2 <text:s/>32 &gt;&gt; 2</text:p>
      <text:p text:style-name="Title">abs()</text:p>
      <text:p text:style-name="Standard_20__28_user_29_">Returns the absolute value of the parameter</text:p>
      <text:p text:style-name="Subtitle"><text:span text:style-name="T16">a</text:span>bs(-4)</text:p>
      <text:p text:style-name="Title">alloc()</text:p>
      <text:p text:style-name="Standard_20__28_user_29_">Allocate the given number of <text:span text:style-name="T39">byte</text:span>s of memory and return the address. <text:span text:style-name="T39">Can be used for data structures or program memory for the assembler.</text:span></text:p>
      <text:p text:style-name="Subtitle"><text:span text:style-name="T16">a</text:span>lloc(32)</text:p>
      <text:p text:style-name="Title">asc()</text:p>
      <text:p text:style-name="Standard_20__28_user_29_">Returns the ASCII value of the first character in the string, or zero if the string is empty.</text:p>
      <text:p text:style-name="Subtitle"><text:span text:style-name="T16">A</text:span>sc(“*”)</text:p>
      <text:p text:style-name="P22">assemble</text:p>
      <text:p text:style-name="P23"><text:span text:style-name="T24">I</text:span>nitialises an assembler pass. Apart from the simplest bits of code, the assembler is two pass. It has two parameters. The first is the location in memory the assembled code should be stored, the second is the mode. At present there are two mode bits ; bit 0 indicates the pass (0 1<text:span text:style-name="T4">st</text:span> pass, 1 2<text:span text:style-name="T4">nd</text:span> pass) and bit 1 specifies whether the code is listed as it goes. Normally these values will be 0 and 1, as the listing is a bit slow. <text:span text:style-name="T39">6502 mnemonics are typed as is. Two passes will normally be required by wrapping it in a for/next loop</text:span></text:p>
      <text:p text:style-name="Subtitle">Assemble $6000,1:<text:span text:style-name="T39">lda #42:sta count:rts</text:span></text:p>
      <text:p text:style-name="Title"><text:soft-page-break/>assert</text:p>
      <text:p text:style-name="Standard_20__28_user_29_">Every good programming language should have assert. It verifies contracts and detects error conditions. If the expression following is zero, an error is produced.</text:p>
      <text:p text:style-name="Subtitle"><text:span text:style-name="T16">a</text:span>ssert my<text:span text:style-name="T22">A</text:span>ge = 42</text:p>
      <text:p text:style-name="Title">bitmap</text:p>
      <text:p text:style-name="P38">Turns the bitmap on or off, or clears it. Only one bitmap is used, and it is located at $10000 in F256 Memory Space. Can be postfixed with ON OFF or CLEAR &lt;colour&gt;</text:p>
      <text:p text:style-name="Subtitle">bitmap on:bitmap clear $1C</text:p>
      <text:p text:style-name="P46">char</text:p>
      <text:p text:style-name="P44">Draws a <text:span text:style-name="T45">possibly scaled or flipped </text:span><text:span text:style-name="T46">string from the standard font</text:span><text:span text:style-name="T45"> on the bitmap</text:span>, using the standard syntax. <text:span text:style-name="T45">Flipping is done using bits 7 and 6 of the mode (e.g. $80 and $40) in the colour option, </text:span></text:p>
      <text:p text:style-name="P52"><text:span text:style-name="T46">string “hELLO”</text:span> dim <text:span text:style-name="T46">2</text:span> colour <text:span text:style-name="T46">$03</text:span> to 100,100</text:p>
      <text:p text:style-name="Title">chr$()</text:p>
      <text:p text:style-name="Standard_20__28_user_29_">Convert an ASCII integer to a single character string.</text:p>
      <text:p text:style-name="Subtitle"><text:span text:style-name="T16">C</text:span>hr$(42)</text:p>
      <text:p text:style-name="P41">circle</text:p>
      <text:p text:style-name="P40">Draws a circle, using the standard syntax. The vertical height defines the radius of the circle.</text:p>
      <text:p text:style-name="P48">draw <text:span text:style-name="T43">circle</text:span> <text:span text:style-name="T43">here solid</text:span> to 200,200</text:p>
      <text:p text:style-name="Title">clear</text:p>
      <text:p text:style-name="P21">Clears all variables to zero or empty string, and erases all arrays. </text:p>
      <text:p text:style-name="Subtitle">clear</text:p>
      <text:p text:style-name="Title">dim</text:p>
      <text:p text:style-name="Standard_20__28_user_29_">Dimension <text:span text:style-name="T37">numb</text:span>er or string arrays with up to two dimensions, <text:span text:style-name="T25">with a maximum of 254 elements in each dimension.</text:span></text:p>
      <text:p text:style-name="Subtitle"><text:span text:style-name="T16">d</text:span>im a$(10),a<text:span text:style-name="T42">_sine#</text:span>(10) <text:s text:c="2"/>dim name$(10,2)</text:p>
      <text:p text:style-name="Title">end</text:p>
      <text:p text:style-name="Standard_20__28_user_29_">Ends the current program and returns to the command line</text:p>
      <text:p text:style-name="Subtitle"><text:span text:style-name="T16">e</text:span>nd</text:p>
      <text:p text:style-name="P56"><text:soft-page-break/>event()</text:p>
      <text:p text:style-name="P7">Event tracks time. It is normally used to activate object movement or events in a game <text:span text:style-name="T12">or other events, and generates true at predictable rates.</text:span> <text:span text:style-name="T11">It takes two parameters ; a variable and an elapsed time.</text:span></text:p>
      <text:p text:style-name="P8">If that variable is zero, then this function doesn’t return true until after that many tenths of seconds has elapsed. If it is non-zero, it tracks repeated events, so if you have event(evt1,<text:span text:style-name="T47">7</text:span>0) this will return true every second – <text:span text:style-name="T47">the clock operates at the timer rate, 70Hz.</text:span></text:p>
      <text:p text:style-name="P8">Note that if a game pauses the event times will continue, so if you use it to have an event every 20 seconds, this will work – but if you pause the game, then it will think the game time has elapsed. <text:span text:style-name="T13">One way out is to zero the event variables when leaving pause – this will cause it to fire after another 20 seconds. </text:span></text:p>
      <text:p text:style-name="P58">If the event variable is set to -1 it will never fire, so this can be used to create one shots by setting it to -1 in the conditional part of the line</text:p>
      <text:p text:style-name="Subtitle"><text:span text:style-name="T16">i</text:span>f event(event<text:span text:style-name="T26">_</text:span>move,10) then move()</text:p>
      <text:p text:style-name="Title">false</text:p>
      <text:p text:style-name="Standard_20__28_user_29_">Returns the constant zero.</text:p>
      <text:p text:style-name="Subtitle">false</text:p>
      <text:p text:style-name="Title">for <text:s text:c="4"/>to/<text:span text:style-name="T27">downto</text:span> <text:s text:c="3"/>step <text:s text:c="2"/>next</text:p>
      <text:p text:style-name="Standard_20__28_user_29_">Loop which repeats code a fixed number of times, which must be executed at least once. The <text:span text:style-name="T27">step is 1 for to and -1 for downto</text:span>. The final letter on next is <text:span text:style-name="T27">removed.</text:span></text:p>
      <text:p text:style-name="Subtitle"><text:span text:style-name="T15">f</text:span>or I = 1 to 10 step 2:print i:next I</text:p>
      <text:p text:style-name="Title">frac()</text:p>
      <text:p text:style-name="P32">Return the fractional part of a number</text:p>
      <text:p text:style-name="Subtitle">print frac(3.14159)</text:p>
      <text:p text:style-name="Title">gfx</text:p>
      <text:p text:style-name="P32">Sends three parameter command directly to the graphics subsystem. Often the last two parameters are coordinates (not always). <text:s/>It is not advised to use this for general use as programs would be somewhat unreadable.</text:p>
      <text:p text:style-name="Subtitle">Gfx 22,130,100</text:p>
      <text:p text:style-name="Title">gosub</text:p>
      <text:p text:style-name="Standard_20__28_user_29_">Call a routine at a given line number. This is provided for compatibility only. Do not use it <text:span text:style-name="T6">except for typeins of old listings </text:span>or I will hunt you down and torture you. <text:s/></text:p>
      <text:p text:style-name="Subtitle"><text:soft-page-break/><text:span text:style-name="T16">g</text:span>osub 1000</text:p>
      <text:p text:style-name="Title">goto</text:p>
      <text:p text:style-name="Standard_20__28_user_29_">Transfer execution to given line number. See GOSUB ; same comment.</text:p>
      <text:p text:style-name="Subtitle"><text:span text:style-name="T16">g</text:span>oto 666:rem “<text:span text:style-name="T7">Will happen i</text:span>f you use Goto. You don’t need it”</text:p>
      <text:p text:style-name="Title">if <text:tab/><text:tab/>then <text:tab/>else <text:tab/>endif</text:p>
      <text:p text:style-name="Standard_20__28_user_29_">If has two forms. The first is classic BASIC, e.g. if &lt;condition&gt; then &lt;do something&gt;</text:p>
      <text:p text:style-name="Subtitle"><text:span text:style-name="T16">i</text:span>f name=”Benny” then my<text:span text:style-name="T28">_</text:span>iq = 70</text:p>
      <text:p text:style-name="Standard_20__28_user_29_">The second form is more complex. It allows multi line conditional execution, with an optional else clause. This is why there is a death threat attached to GOTO. This is better. <text:s/>Note the endif is mandatory, you cannot use a single line if then else.</text:p>
      <text:p text:style-name="Subtitle"><text:span text:style-name="T16">i</text:span>f age &lt; 18 print “Child” else print “Adult” endif</text:p>
      <text:p text:style-name="P51">image</text:p>
      <text:p text:style-name="P43">Draws a <text:span text:style-name="T45">possibly scaled or flipped sprite image on the bitmap</text:span>, using the standard syntax. <text:span text:style-name="T45">Flipping is done using bits 7 and 6 of the mode (e.g. $80 and $40) in the colour option, </text:span></text:p>
      <text:p text:style-name="P50">image 4 dim 3 colour 0,$80 to 100,100</text:p>
      <text:p text:style-name="Title">input</text:p>
      <text:p text:style-name="Standard_20__28_user_29_">Inputs a string or an <text:span text:style-name="T28">numb</text:span>er which can be edited using backspace and ends with return. The string cannot go beyond one line. Very limited. Deliberately.</text:p>
      <text:p text:style-name="Subtitle"><text:span text:style-name="T16">i</text:span>nput a$</text:p>
      <text:p text:style-name="Title">int<text:span text:style-name="T40">()</text:span></text:p>
      <text:p text:style-name="P32">Returns the integer part of a number</text:p>
      <text:p text:style-name="Subtitle">print int(3.14159)</text:p>
      <text:p text:style-name="Title">is<text:span text:style-name="T29">val</text:span>()</text:p>
      <text:p text:style-name="Standard_20__28_user_29_">This is a support for val and takes the same parameter, a string <text:s/>This deals with the problem with val() that it errors if you give it a non-numeric value. This checks to see if the string is a valid number <text:s/>and returns -1 if so, 0 if it is not.</text:p>
      <text:p text:style-name="Subtitle">is<text:span text:style-name="T30">val</text:span>(“42”) <text:s text:c="9"/>is<text:span text:style-name="T30">val</text:span>(“I like chips in gravy”)</text:p>
      <text:p text:style-name="Title">joyb()</text:p>
      <text:p text:style-name="P59">Returns a value indicating the status of the fire buttons on a gamepad, with the main fire button being bit 0. Takes a single parameter, the number of the gamepad.</text:p>
      <text:p text:style-name="Subtitle"><text:soft-page-break/>If joyb(0) &amp; 1 then fire()</text:p>
      <text:p text:style-name="Title">joyx() joyy()</text:p>
      <text:p text:style-name="P59">Returns the directional value of a gamepad in the x and y axes respectively as -1,0 or 1, with 1 being right and down. Each takes a single parameter which is the number of the pad.</text:p>
      <text:p text:style-name="Subtitle">x = x + joyx(0)</text:p>
      <text:p text:style-name="Title">left$()</text:p>
      <text:p text:style-name="Standard_20__28_user_29_">Returns several characters from a string counting from the left</text:p>
      <text:p text:style-name="Subtitle"><text:span text:style-name="T16">l</text:span>eft$(a$,4)</text:p>
      <text:p text:style-name="Title">len() <text:s text:c="4"/></text:p>
      <text:p text:style-name="Standard_20__28_user_29_">Returns the length of the string as an integer</text:p>
      <text:p text:style-name="Subtitle"><text:span text:style-name="T16">l</text:span>en(“Hello, World”)</text:p>
      <text:p text:style-name="Title">let</text:p>
      <text:p text:style-name="Standard_20__28_user_29_">Assignment statement. <text:span text:style-name="T9">The LET is optional. </text:span><text:span text:style-name="T10">You can also use @a where a is a reference ; so ptr = @a ; @ptr = 42 is the same in practice as a = 42.</text:span></text:p>
      <text:p text:style-name="Subtitle"><text:span text:style-name="T16">l</text:span>et a = 42 <text:s text:c="3"/>a$=”Hello” <text:span text:style-name="T31">a#=22.7</text:span></text:p>
      <text:p text:style-name="P55">line</text:p>
      <text:p text:style-name="P42">Draws a <text:span text:style-name="T44">line</text:span>, using the standard syntax</text:p>
      <text:p text:style-name="P49">draw <text:span text:style-name="T44">line</text:span> 100,100 colour $<text:span text:style-name="T44">e0</text:span> to 200,200</text:p>
      <text:p text:style-name="Title">list</text:p>
      <text:p text:style-name="Standard_20__28_user_29_">Lists the program. </text:p>
      <text:p text:style-name="Subtitle"><text:span text:style-name="T16">l</text:span>ist<text:tab/> <text:s text:c="2"/><text:span text:style-name="T16">l</text:span>ist 1000<text:tab/> <text:s/><text:span text:style-name="T16">l</text:span>ist <text:span text:style-name="T32">100,200 list ,400 </text:span></text:p>
      <text:p text:style-name="Title">local</text:p>
      <text:p text:style-name="Standard_20__28_user_29_">Defines the list of variables (no arrays allowed) as local to the current procedure. The locals are initialised to an empty string or zero depending on their type. They can also be followed by an assignment statement, but only once per local (whereas unassigned locals can be a long list)</text:p>
      <text:p text:style-name="Subtitle"><text:span text:style-name="T16">l</text:span>ocal test$,count</text:p>
      <text:p text:style-name="Title">mid$()</text:p>
      <text:p text:style-name="Standard_20__28_user_29_">Returns a subsegment of a string, given the start position (first character is 1) and the length, so mid$(“abcdef”,3,2) returns “cd”. </text:p>
      <text:p text:style-name="Subtitle"><text:soft-page-break/><text:span text:style-name="T16">m</text:span>id$(“Hello”,2,3) <text:s text:c="2"/>mid$(“Another word”,2,<text:span text:style-name="T32">99</text:span>)</text:p>
      <text:p text:style-name="Title">%</text:p>
      <text:p text:style-name="Standard_20__28_user_29_">Binary modulus operator. The second value must be non-zero.</text:p>
      <text:p text:style-name="Subtitle">42 % 5</text:p>
      <text:p text:style-name="Title">new</text:p>
      <text:p text:style-name="Standard_20__28_user_29_">Erases the current program</text:p>
      <text:p text:style-name="Subtitle"><text:span text:style-name="T16">n</text:span>ew</text:p>
      <text:p text:style-name="Title">not<text:span text:style-name="T33">()</text:span></text:p>
      <text:p text:style-name="P2">Unary operator returning the logical not of its parameter, e.g. 0 if non-zero -1 otherwise.</text:p>
      <text:p text:style-name="Subtitle"><text:span text:style-name="T16">p</text:span>rint not<text:span text:style-name="T33">(</text:span>42<text:span text:style-name="T33">)</text:span></text:p>
      <text:p text:style-name="Title">plot</text:p>
      <text:p text:style-name="P47">Plot a point in the current colour using the standard syntax</text:p>
      <text:p text:style-name="Subtitle">plot to 100,200</text:p>
      <text:p text:style-name="P26"><text:s/>print</text:p>
      <text:p text:style-name="P24">Prints to the current output device, either strings or <text:span text:style-name="T38">number</text:span>s (which are preceded by a space). Print a ‘ goes to the next line. Print a , goes to the next tab stop. A return is printed unless the command ends in ; or , . </text:p>
      <text:p text:style-name="P25"><text:span text:style-name="T16">p</text:span>rint 42,”Hello”’”World”</text:p>
      <text:p text:style-name="P30">proc endproc</text:p>
      <text:p text:style-name="P29">Simple procedures. These should be used rather than gosub. Or else. <text:s/>The empty brackets are mandatory even if there aren’t any parameters (the aim is to use value parameters).</text:p>
      <text:p text:style-name="P12">print<text:span text:style-name="T23">M</text:span>essage(“Hello”,42)</text:p>
      <text:p text:style-name="P29"><text:tab/><text:tab/><text:tab/><text:tab/>….</text:p>
      <text:p text:style-name="P12"><text:span text:style-name="T16">p</text:span>roc prin<text:span text:style-name="T23">tM</text:span>essage(msg$,n)</text:p>
      <text:p text:style-name="P13"><text:span text:style-name="T16">p</text:span>rint msg$+“World <text:s/>x “+str$(n)</text:p>
      <text:p text:style-name="P12"><text:span text:style-name="T16">e</text:span>ndproc</text:p>
      <text:p text:style-name="Title">rnd() <text:s text:c="5"/>random()</text:p>
      <text:p text:style-name="Standard_20__28_user_29_">Generates random numbers. This has two forms, which is still many fewer than Odo. <text:span text:style-name="T33">Rnd() behaves like Microsoft Basic, Negative numbers set the seed, <text:s/>0 repeats </text:span><text:soft-page-break/><text:span text:style-name="T33">the last value, and positive numbers return an integer 0 &lt;= n &lt; 1. Random(n) returns a number from 0 to n-1</text:span></text:p>
      <text:p text:style-name="Subtitle"><text:span text:style-name="T16">r</text:span>nd(<text:span text:style-name="T33">1</text:span>) <text:s text:c="2"/>random(6)</text:p>
      <text:p text:style-name="Title">read / data</text:p>
      <text:p text:style-name="P32">Reads from DATA statements the types must match. For syntactic consistency, string data must be in quote marks</text:p>
      <text:p text:style-name="Subtitle">read a$,b <text:s/>data “Hello world” data 59</text:p>
      <text:p text:style-name="Title">rect</text:p>
      <text:p text:style-name="P40">Draws a rectangle, using the standard syntax</text:p>
      <text:p text:style-name="Subtitle">draw rect 100,100 colour $FF to 200,200</text:p>
      <text:p text:style-name="Title">restore</text:p>
      <text:p text:style-name="P32">Resets the data pointer to the start of the program</text:p>
      <text:p text:style-name="Subtitle">restore</text:p>
      <text:p text:style-name="Title">repeat <text:tab/>until</text:p>
      <text:p text:style-name="Standard_20__28_user_29_">Conditional loop, which is tested at the bottom.</text:p>
      <text:p text:style-name="P11">repeat</text:p>
      <text:p text:style-name="P9">drink<text:span text:style-name="T33">_</text:span>a<text:span text:style-name="T33">_</text:span>pint()</text:p>
      <text:p text:style-name="P11">until alcohol<text:span text:style-name="T33">_</text:span>in<text:span text:style-name="T33">_</text:span>blood &gt; 100</text:p>
      <text:p text:style-name="Title">return</text:p>
      <text:p text:style-name="Standard_20__28_user_29_">Return from GOSUB call. You can make up your own death threats.</text:p>
      <text:p text:style-name="Subtitle">return</text:p>
      <text:p text:style-name="Title">right$()</text:p>
      <text:p text:style-name="Standard_20__28_user_29_">Returns several characters from a string counting from the right</text:p>
      <text:p text:style-name="Subtitle"><text:span text:style-name="T16">r</text:span>ight$(a$,4)</text:p>
      <text:p text:style-name="Title">run</text:p>
      <text:p text:style-name="Standard_20__28_user_29_">Runs the current program after clearing variables as for CLEAR. </text:p>
      <text:p text:style-name="Subtitle"><text:span text:style-name="T16">r</text:span>un</text:p>
      <text:p text:style-name="Title">sgn() </text:p>
      <text:p text:style-name="Standard_20__28_user_29_">Returns the sign of an <text:span text:style-name="T34">numb</text:span>er, which is -1 0 or 1 depending on the value.</text:p>
      <text:p text:style-name="Subtitle"><text:soft-page-break/><text:span text:style-name="T16">S</text:span>gn(42)</text:p>
      <text:p text:style-name="Title">spc()</text:p>
      <text:p text:style-name="P32">Return a string consisting of a given number of spaces</text:p>
      <text:p text:style-name="Subtitle">a$ = spc(32)</text:p>
      <text:p text:style-name="Title">sprite</text:p>
      <text:p text:style-name="P45">Manipulate a hardware sprite using the standard modifiers. Also supported are sprite image &lt;n&gt; which turns a sprite on and selects image &lt;n&gt; to be used for it, and sprite off, which turns a sprite off. Sprite data is stored at $30000 onwards, beginning with a 512 byte index. Sprites cannot be scaled and flipped as the hardware does not permit it.</text:p>
      <text:p text:style-name="Subtitle">Sprite 4 image 2 to 50,200</text:p>
      <text:p text:style-name="Title">sprites</text:p>
      <text:p text:style-name="P39">Enables and Disables all sprites. When turned on, all the sprite records are cleared to zero.</text:p>
      <text:p text:style-name="Subtitle">Sprites on </text:p>
      <text:p text:style-name="Title">stop</text:p>
      <text:p text:style-name="Standard_20__28_user_29_">Stops program with an error</text:p>
      <text:p text:style-name="Subtitle">stop</text:p>
      <text:p text:style-name="Title">timer()</text:p>
      <text:p text:style-name="P38">Returns the current value of the 70Hz Frame timer, which will wrap round in a couple of days.</text:p>
      <text:p text:style-name="Subtitle">Print timer()</text:p>
      <text:p text:style-name="Title">val()</text:p>
      <text:p text:style-name="Standard_20__28_user_29_">Converts a number to a string. There must be some number there e.g. “-42xxx” works and returns 42 but “xxx” returns an error. <text:s/>To make it useable use the function is<text:span text:style-name="T35">val</text:span>() which checks to see if it is valid.</text:p>
      <text:p text:style-name="Subtitle"><text:span text:style-name="T16">v</text:span>al(“42”) <text:s text:c="3"/>val(“4<text:span text:style-name="T35">1</text:span>3.<text:span text:style-name="T35">22</text:span>”)</text:p>
      <text:p text:style-name="Title">str$()</text:p>
      <text:p text:style-name="Standard_20__28_user_29_">Converts a string to a number, in signed decimal form. </text:p>
      <text:p text:style-name="Subtitle"><text:span text:style-name="T16">s</text:span>tr$(42) <text:s/>str$(412.<text:span text:style-name="T35">16)</text:span></text:p>
      <text:p text:style-name="Title"><text:soft-page-break/>true</text:p>
      <text:p text:style-name="Standard_20__28_user_29_">Returns the constant -1</text:p>
      <text:p text:style-name="Subtitle"><text:span text:style-name="T16">t</text:span>rue</text:p>
      <text:p text:style-name="Title">while <text:tab/>wend</text:p>
      <text:p text:style-name="Standard_20__28_user_29_">Conditional loop with test at the top</text:p>
      <text:p text:style-name="P11"><text:span text:style-name="T16">w</text:span>hile wife<text:span text:style-name="T35">_</text:span>very<text:span text:style-name="T35">_</text:span>cross</text:p>
      <text:p text:style-name="P9">buy<text:span text:style-name="T35">_</text:span>flowers()</text:p>
      <text:p text:style-name="P10">grovel()</text:p>
      <text:p text:style-name="P11">wend</text:p>
      <text:p text:style-name="P37">Graphics Modifiers <text:span text:style-name="T48">and Actions</text:span></text:p>
      <text:p text:style-name="P53">Following drawing commands PLOT, LINE, RECT, CIRCLE, SPRITE, CHAR and IMAGE there are actions and modifiers which either change or cause the command to be done (e.g. draw the line, draw the string etc.). <text:span text:style-name="T50">Changes persist, so if you set COLOUR 3 or SOLID it will apply to all subsequent draws until you change it.</text:span></text:p>
      <text:p text:style-name="P54">Not all things work or make sense for all commands ; you can’t change the dimensions of a line, or the colour of a hardware sprite.</text:p>
      <text:p text:style-name="P53">These are as follows</text:p>
      <table:table table:name="Table1" table:style-name="Table1">
        <table:table-column table:style-name="Table1.A"/>
        <table:table-column table:style-name="Table1.B"/>
        <table:table-row>
          <table:table-cell table:style-name="Table1.A1" office:value-type="string">
            <text:p text:style-name="Table_20_Heading">Keyword</text:p>
          </table:table-cell>
          <table:table-cell table:style-name="Table1.B1" office:value-type="string">
            <text:p text:style-name="Table_20_Heading">Purpose</text:p>
          </table:table-cell>
        </table:table-row>
        <table:table-row>
          <table:table-cell table:style-name="Table1.A2" office:value-type="string">
            <text:p text:style-name="P4">to 100,100</text:p>
          </table:table-cell>
          <table:table-cell table:style-name="Table1.B2" office:value-type="string">
            <text:p text:style-name="P3">Draws the object from the current point to the new point, or at the new point.</text:p>
          </table:table-cell>
        </table:table-row>
        <table:table-row>
          <table:table-cell table:style-name="Table1.A2" office:value-type="string">
            <text:p text:style-name="P4">[from] 10,10</text:p>
          </table:table-cell>
          <table:table-cell table:style-name="Table1.B2" office:value-type="string">
            <text:p text:style-name="P3">Sets the current point, but doesn’t draw. So you have RECT 10,10 TO 100,100. Note that PLOT requires TO to do something, which is a little odd but consistent. The FROM is optional, but must be used where a number precedes the coordinates (e.g. you can’t do COLOUR 5 100,200</text:p>
          </table:table-cell>
        </table:table-row>
        <table:table-row>
          <table:table-cell table:style-name="Table1.A2" office:value-type="string">
            <text:p text:style-name="P4">here</text:p>
          </table:table-cell>
          <table:table-cell table:style-name="Table1.B2" office:value-type="string">
            <text:p text:style-name="P3">Same as TO but done at the current point</text:p>
          </table:table-cell>
        </table:table-row>
        <table:table-row>
          <table:table-cell table:style-name="Table1.A2" office:value-type="string">
            <text:p text:style-name="P4">by 4,5</text:p>
          </table:table-cell>
          <table:table-cell table:style-name="Table1.B2" office:value-type="string">
            <text:p text:style-name="P3">Same as TO but offset from the current point by 4 horizontal, 5 vertical</text:p>
          </table:table-cell>
        </table:table-row>
        <table:table-row>
          <table:table-cell table:style-name="Table1.A2" office:value-type="string">
            <text:p text:style-name="P6">solid</text:p>
          </table:table-cell>
          <table:table-cell table:style-name="Table1.B2" office:value-type="string">
            <text:p text:style-name="P5">Causes shapes to be filled in</text:p>
          </table:table-cell>
        </table:table-row>
        <table:table-row>
          <table:table-cell table:style-name="Table1.A2" office:value-type="string">
            <text:p text:style-name="P6">outline</text:p>
          </table:table-cell>
          <table:table-cell table:style-name="Table1.B2" office:value-type="string">
            <text:p text:style-name="P5">Causes shapes to be drawn in outline</text:p>
          </table:table-cell>
        </table:table-row>
        <table:table-row>
          <table:table-cell table:style-name="Table1.A2" office:value-type="string">
            <text:p text:style-name="P6">dim 3</text:p>
          </table:table-cell>
          <table:table-cell table:style-name="Table1.B2" office:value-type="string">
            <text:p text:style-name="P5">Sets the size of scalable objects (CHAR, IMAGE) from 1 to 8.</text:p>
          </table:table-cell>
        </table:table-row>
        <table:table-row>
          <table:table-cell table:style-name="Table1.A2" office:value-type="string">
            <text:p text:style-name="P6">colour 4</text:p>
            <text:p text:style-name="P6">color 5</text:p>
          </table:table-cell>
          <table:table-cell table:style-name="Table1.B9" office:value-type="string">
            <text:p text:style-name="P5">Synonyms due to American mis-spelling, sets the current drawing colour from LUT 0, <text:span text:style-name="T49">which is set up as <text:s/>RRRGGGBB.</text:span></text:p>
          </table:table-cell>
        </table:table-row>
      </table:table>
      <text:p text:style-name="P5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svg:font-family="'Droid Sans'"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Droid Sans1" svg:font-family="'Droid Sans'" style:font-family-generic="swiss" style:font-pitch="variable"/>
    <style:font-face style:name="Droid Sans2" svg:font-family="'Droid Sans'" style:font-family-generic="system" style:font-pitch="variable"/>
    <style:font-face style:name="Liberation Sans" svg:font-family="'Liberation Sans'"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2pt" fo:language="en" fo:country="GB" style:letter-kerning="false" style:font-name-asian="Calibri1" style:font-size-asian="12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2pt" fo:language="en" fo:country="GB" style:letter-kerning="false" style:font-name-asian="Calibri1" style:font-size-asian="12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_20__28_user_29_" style:next-style-name="Text_20_body_20__28_user_29_"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default-outline-level="" style:class="list">
      <style:text-properties style:font-name-complex="Droid Sans Devanagari1"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Droid Sans Devanagari1" style:font-family-complex="'Droid Sans Devanagari'" style:font-family-generic-complex="system" style:font-pitch-complex="variable"/>
    </style:style>
    <style:style style:name="Heading_20_1" style:display-name="Heading 1" style:family="paragraph" style:parent-style-name="Standard_20__28_user_29_" style:next-style-name="Standard_20__28_user_29_" style:default-outline-level="1" style:list-style-name="" style:class="text">
      <style:paragraph-properties fo:margin-top="0.423cm" fo:margin-bottom="0cm" style:contextual-spacing="false" fo:keep-together="always" fo:keep-with-next="always"/>
      <style:text-properties fo:color="#2f5496" loext:opacity="100%" style:font-name="Calibri Light1" fo:font-family="'Calibri Light'" style:font-family-generic="swiss"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Standard_20__28_user_29_" style:display-name="Standard (user)" style:family="paragraph" style:default-outline-level="">
      <style:paragraph-properties fo:margin-top="0cm" fo:margin-bottom="0.282cm" style:contextual-spacing="false" fo:line-height="108%" fo:text-align="start" style:justify-single-word="false" fo:orphans="2" fo:widows="2" fo:hyphenation-ladder-count="no-limit" style:vertical-align="baseline" style:writing-mode="lr-tb"/>
      <style:text-properties style:font-name="Droid Sans" fo:font-family="'Droid Sans'" style:font-family-generic="roman" style:font-pitch="variable" style:font-name-asian="Droid Sans2" style:font-family-asian="'Droid Sans'" style:font-family-generic-asian="system" style:font-pitch-asian="variable" style:font-name-complex="Droid Sans2" style:font-family-complex="'Droid Sans'" style:font-family-generic-complex="system" style:font-pitch-complex="variable" fo:hyphenate="false" fo:hyphenation-remain-char-count="2" fo:hyphenation-push-char-count="2" loext:hyphenation-no-caps="false" loext:hyphenation-no-last-word="false" loext:hyphenation-word-char-count="no-limit" loext:hyphenation-zone="no-limit"/>
    </style:style>
    <style:style style:name="Text_20_body_20__28_user_29_" style:display-name="Text body (user)" style:family="paragraph" style:parent-style-name="Standard_20__28_user_29_" style:default-outline-level="">
      <style:paragraph-properties fo:margin-top="0cm" fo:margin-bottom="0.247cm" style:contextual-spacing="false" fo:line-height="115%"/>
    </style:style>
    <style:style style:name="caption" style:family="paragraph" style:parent-style-name="Standard_20__28_user_29_" style:default-outline-level="">
      <style:paragraph-properties fo:margin-top="0.212cm" fo:margin-bottom="0.212cm" style:contextual-spacing="false" text:number-lines="false" text:line-number="0"/>
      <style:text-properties fo:font-style="italic" style:font-style-asian="italic" style:font-name-complex="Droid Sans Devanagari1" style:font-family-complex="'Droid Sans Devanagari'" style:font-family-generic-complex="system" style:font-pitch-complex="variable" style:font-size-complex="12pt" style:font-style-complex="italic"/>
    </style:style>
    <style:style style:name="Title" style:family="paragraph" style:parent-style-name="Standard_20__28_user_29_" style:next-style-name="Standard_20__28_user_29_" style:default-outline-level="" style:class="chapter" style:master-page-name="">
      <loext:graphic-properties draw:fill="solid" draw:fill-color="#0070c0"/>
      <style:paragraph-properties fo:margin-top="0.106cm" fo:margin-bottom="0.106cm" style:contextual-spacing="false" fo:line-height="100%" fo:text-align="center" style:justify-single-word="false" style:page-number="auto" fo:background-color="#0070c0" fo:keep-with-next="always"/>
      <style:text-properties fo:color="#ffff00" loext:opacity="100%" fo:font-size="22pt" fo:letter-spacing="-0.018cm" fo:font-weight="bold" style:letter-kerning="true"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 style:family="paragraph" style:parent-style-name="Standard_20__28_user_29_" style:next-style-name="Standard_20__28_user_29_" style:default-outline-level="" style:class="chapter">
      <style:paragraph-properties fo:text-align="center" style:justify-single-word="false"/>
      <style:text-properties fo:text-transform="lowercase" fo:color="#ff0000" loext:opacity="100%" fo:letter-spacing="0.028cm" style:font-name-asian="Calibri1" style:font-family-asian="Calibri" style:font-family-generic-asian="system" style:font-pitch-asian="variable"/>
    </style:style>
    <style:style style:name="Header_20_and_20_Footer" style:display-name="Header and Footer" style:family="paragraph" style:parent-style-name="Standard_20__28_user_29_" style:default-outline-level="" style:class="extra"/>
    <style:style style:name="Header" style:family="paragraph" style:parent-style-name="Standard_20__28_user_29_"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_20__28_user_29_"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fo:color="#ffff00" loext:opacity="100%" style:font-name="Calibri Light" fo:font-family="'Calibri Light'" style:font-family-generic="roman" style:font-pitch="variable" fo:font-size="22pt" fo:letter-spacing="-0.018cm" fo:font-weight="bold" style:letter-kerning="true" fo:background-color="#0070c0"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ff0000" loext:opacity="100%" style:font-name="Courier New" fo:font-family="'Courier New'" style:font-family-generic="roman" style:font-pitch="variable" fo:font-size="12pt" fo:letter-spacing="0.026cm" style:font-name-asian="Calibri1" style:font-family-asian="Calibri" style:font-family-generic-asian="system" style:font-pitch-asian="variable" style:font-size-asian="12pt" style:font-name-complex="Courier New1" style:font-family-complex="'Courier New'" style:font-family-generic-complex="system" style:font-pitch-complex="variable"/>
    </style:style>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er_20_Char" style:display-name="Header Char" style:family="text" style:parent-style-name="Default_20_Paragraph_20_Font">
      <style:text-properties fo:font-size="12pt" style:font-size-asian="12pt"/>
    </style:style>
    <style:style style:name="Footer_20_Char" style:display-name="Footer Char" style:family="text" style:parent-style-name="Default_20_Paragraph_20_Font">
      <style:text-properties fo:font-size="12pt" style:font-size-asian="12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4472c4" loext:opacity="100%"/>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age </text:span><text:span text:style-name="MT1"><text:page-number text:select-page="current">12</text:page-number></text:span><text:span text:style-name="MT1"><text:s/>of </text:span><text:span text:style-name="MT1"><text:page-count>12</text:page-count></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aul Robson</meta:initial-creator>
    <meta:editing-cycles>124</meta:editing-cycles>
    <meta:creation-date>2020-04-01T13:44:00</meta:creation-date>
    <dc:date>2022-10-13T13:20:07.258298546</dc:date>
    <meta:editing-duration>PT2H52M59S</meta:editing-duration>
    <meta:generator>LibreOffice/7.4.1.2$Linux_X86_64 LibreOffice_project/40$Build-2</meta:generator>
    <meta:document-statistic meta:table-count="1" meta:image-count="0" meta:object-count="0" meta:page-count="12" meta:paragraph-count="260" meta:word-count="2491" meta:character-count="13599" meta:non-whitespace-character-count="1125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